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2962*"/>
    </style:style>
    <style:style style:name="Table1.B" style:family="table-column">
      <style:table-column-properties style:rel-column-width="12962*"/>
    </style:style>
    <style:style style:name="Table1.C" style:family="table-column">
      <style:table-column-properties style:rel-column-width="39609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31857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161*"/>
    </style:style>
    <style:style style:name="Table3.B" style:family="table-column">
      <style:table-column-properties style:rel-column-width="17566*"/>
    </style:style>
    <style:style style:name="Table3.C" style:family="table-column">
      <style:table-column-properties style:rel-column-width="35807*"/>
    </style:style>
    <style:style style:name="Table3.A1" style:family="table-cell">
      <style:table-cell-properties fo:border="none"/>
    </style:style>
  </office:automatic-styles>
  <office:body>
    <office:text>
      <text:p text:style-name="Title">Concat</text:p>
      <text:p text:style-name="P1">Concat <text:s text:c="1"/>// Concatenation operation </text:p>
      <text:h text:style-name="Heading_20_1" text:outline-level="1">Description</text:h>
      <text:p text:style-name="First_20_paragraph">Produce from <text:span text:style-name="Source_Text">Nodes</text:span> of <text:span text:style-name="Source_Text">args</text:span> some outputs with the same attributes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s</text:span></text:p>
          </table:table-cell>
          <table:table-cell table:style-name="Table1.A1" office:value-type="string">
            <text:p text:style-name="Table_20_Contents"><text:span text:style-name="Source_Text">Nodes</text:span></text:p>
          </table:table-cell>
          <table:table-cell table:style-name="Table1.A1" office:value-type="string">
            <text:p text:style-name="Table_20_Contents">All element types the same. All shapes the same except on <text:span text:style-name="Source_Text">concatenation_axis</text:span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concatenation_axis</text:span></text:p>
          </table:table-cell>
          <table:table-cell table:style-name="Table2.A1" office:value-type="string">
            <text:p text:style-name="Table_20_Contents">Less than the rank of the shape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s</text:span></text:p>
          </table:table-cell>
          <table:table-cell table:style-name="Table3.A1" office:value-type="string">
            <text:p text:style-name="First_20_paragraph">Same as <text:span text:style-name="Source_Text">arg</text:span> on non-<text:span text:style-name="Source_Text">concatenation_axis</text:span><text:line-break/>Sum of <text:span text:style-name="Source_Text">concatenation_axis</text:span> lengths of <text:span text:style-name="Source_Text">args</text:span></text:p>
          </table:table-cell>
        </table:table-row>
      </table:table>
      <text:h text:style-name="Heading_20_1" text:outline-level="1">Mathematical Definition</text:h>
      <text:p text:style-name="First_20_paragraph">We map each tensor in <text:span text:style-name="Source_Text">args</text:span> to a segment of <text:span text:style-name="Source_Text">output</text:span> based on the coordinate at <text:span text:style-name="Source_Text">coordinate_axis</text:span>.</text:p>
      <text:p text:style-name="Text_20_body">Let</text:p>
      <text:p text:style-name="Text_20_body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We slice the backprop value into the backprops associated with the inputs.</text:p>
      <text:h text:style-name="Heading_20_1" text:outline-level="1">C++ Interface</text:h>
      <text:p text:style-name="First_20_paragraph">ngraph::op::v0::Conc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cat</dc:title>
  </office:meta>
</office:document-meta>
</file>

<file path=Formula-0/content.xml><?xml version="1.0" encoding="utf-8"?>
<math xmlns="http://www.w3.org/1998/Math/MathML" display="block">
  <mtable>
    <mtr>
      <mtd columnalign="right">
        <mi>s</mi>
        <mo stretchy="false" form="prefix">(</mo>
        <mi>i</mi>
        <mo stretchy="false" form="postfix">)</mo>
      </mtd>
      <mtd columnalign="left">
        <mo>=</mo>
        <munder>
          <mo>∑</mo>
          <mrow>
            <mi>j</mi>
            <mo>&lt;</mo>
            <mi>i</mi>
          </mrow>
        </munder>
        <mstyle mathvariant="monospace">
          <mi>𝚊</mi>
          <mi>𝚛</mi>
          <mi>𝚐</mi>
          <mi>𝚜</mi>
        </mstyle>
        <mo stretchy="false" form="prefix">[</mo>
        <mi>i</mi>
        <mo stretchy="false" form="postfix">]</mo>
        <mi>.</mi>
        <mstyle mathvariant="monospace">
          <mi>𝚜</mi>
          <mi>𝚑</mi>
          <mi>𝚊</mi>
          <mi>𝚙</mi>
          <mi>𝚎</mi>
        </mstyle>
        <mrow>
          <mo stretchy="true" form="prefix">[</mo>
          <mstyle mathvariant="monospace">
            <mi>𝚌</mi>
            <mi>𝚘</mi>
            <mi>𝚗</mi>
            <mi>𝚌</mi>
            <mi>𝚊</mi>
            <mi>𝚝</mi>
            <mi>𝚎</mi>
            <mi>𝚗</mi>
            <mi>𝚊</mi>
            <mi>𝚝</mi>
            <mi>𝚒</mi>
            <mi>𝚘</mi>
            <msub>
              <mi>𝚗</mi>
              <mi>𝚊</mi>
            </msub>
            <mi>𝚡</mi>
            <mi>𝚒</mi>
            <mi>𝚜</mi>
          </mstyle>
          <mo stretchy="true" form="postfix">]</mo>
        </mrow>
      </mtd>
    </mtr>
    <mtr>
      <mtd columnalign="right">
        <mi>t</mi>
        <mo stretchy="false" form="prefix">(</mo>
        <mi>i</mi>
        <mo stretchy="false" form="postfix">)</mo>
      </mtd>
      <mtd columnalign="left">
        <mo>=</mo>
        <mrow>
          <mtext mathvariant="normal">The greatest </mtext>
          <mspace width="0.333em"/>
        </mrow>
        <mi>j</mi>
        <mrow>
          <mspace width="0.333em"/>
          <mtext mathvariant="normal"> such that </mtext>
          <mspace width="0.333em"/>
        </mrow>
        <mi>i</mi>
        <mo>≥</mo>
        <mi>s</mi>
        <mo stretchy="false" form="prefix">(</mo>
        <mi>j</mi>
        <mo stretchy="false" form="postfix">)</mo>
      </mtd>
    </mtr>
    <mtr>
      <mtd columnalign="right">
        <mi>p</mi>
        <mo stretchy="false" form="prefix">(</mo>
        <mi>C</mi>
        <msub>
          <mo stretchy="false" form="postfix">)</mo>
          <mi>i</mi>
        </msub>
      </mtd>
      <mtd columnalign="left">
        <mo>=</mo>
        <mrow>
          <mo stretchy="true" form="prefix">{</mo>
          <mtable>
            <mtr>
              <mtd columnalign="left">
                <msub>
                  <mi>C</mi>
                  <mi>i</mi>
                </msub>
                <mo>−</mo>
                <mi>s</mi>
                <mo stretchy="false" form="prefix">(</mo>
                <mi>t</mi>
                <mo stretchy="false" form="prefix">(</mo>
                <mi>i</mi>
                <mo stretchy="false" form="postfix">)</mo>
                <mo stretchy="false" form="postfix">)</mo>
              </mtd>
              <mtd columnalign="left">
                <mrow>
                  <mtext mathvariant="normal">if </mtext>
                  <mspace width="0.333em"/>
                </mrow>
                <mi>i</mi>
                <mo>=</mo>
                <mo>=</mo>
                <mstyle mathvariant="monospace">
                  <mi>𝚌</mi>
                  <mi>𝚘</mi>
                  <mi>𝚗</mi>
                  <mi>𝚌</mi>
                  <mi>𝚊</mi>
                  <mi>𝚝</mi>
                  <mi>𝚎</mi>
                  <mi>𝚗</mi>
                  <mi>𝚊</mi>
                  <mi>𝚝</mi>
                  <mi>𝚒</mi>
                  <mi>𝚘</mi>
                  <msub>
                    <mi>𝚗</mi>
                    <mi>𝚊</mi>
                  </msub>
                  <mi>𝚡</mi>
                  <mi>𝚒</mi>
                  <mi>𝚜</mi>
                </mstyle>
              </mtd>
            </mtr>
            <mtr>
              <mtd columnalign="left">
                <msub>
                  <mi>C</mi>
                  <mi>i</mi>
                </msub>
              </mtd>
              <mtd columnalign="left">
                <mtext mathvariant="normal">otherwise</mtext>
              </mtd>
            </mtr>
          </mtable>
        </mrow>
      </mtd>
    </mtr>
    <mtr>
      <mtd columnalign="right">
        <msub>
          <mstyle mathvariant="monospace">
            <mi>𝚘</mi>
            <mi>𝚞</mi>
            <mi>𝚝</mi>
            <mi>𝚙</mi>
            <mi>𝚞</mi>
            <mi>𝚝</mi>
          </mstyle>
          <mi>C</mi>
        </msub>
      </mtd>
      <mtd columnalign="left">
        <mo>=</mo>
        <mstyle mathvariant="monospace">
          <mi>𝚊</mi>
          <mi>𝚛</mi>
          <mi>𝚐</mi>
          <mi>𝚜</mi>
        </mstyle>
        <mo stretchy="false" form="prefix">[</mo>
        <mi>t</mi>
        <mo stretchy="false" form="prefix">(</mo>
        <msub>
          <mi>C</mi>
          <mi>i</mi>
        </msub>
        <mo stretchy="false" form="postfix">)</mo>
        <msub>
          <mo stretchy="false" form="postfix">]</mo>
          <mrow>
            <mi>p</mi>
            <mo stretchy="false" form="prefix">(</mo>
            <mi>C</mi>
            <mo stretchy="false" form="postfix">)</mo>
          </mrow>
        </msub>
      </mtd>
    </mtr>
  </mtable>
</math>
</file>